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5571" officeooo:paragraph-rsid="000d5571"/>
    </style:style>
    <style:style style:name="P2" style:family="paragraph" style:parent-style-name="Standard">
      <style:paragraph-properties fo:text-align="start" style:justify-single-word="false"/>
      <style:text-properties fo:font-weight="bold" officeooo:rsid="000e4298" officeooo:paragraph-rsid="000e4298" style:font-weight-asian="bold" style:font-weight-complex="bold"/>
    </style:style>
    <style:style style:name="P3" style:family="paragraph" style:parent-style-name="Standard">
      <style:text-properties fo:font-weight="bold" officeooo:rsid="00190a90" officeooo:paragraph-rsid="00190a90" style:font-weight-asian="bold" style:font-weight-complex="bold"/>
    </style:style>
    <style:style style:name="P4" style:family="paragraph" style:parent-style-name="Standard">
      <style:text-properties fo:font-weight="bold" officeooo:rsid="001a0984" officeooo:paragraph-rsid="001a0984" style:font-weight-asian="bold" style:font-weight-complex="bold"/>
    </style:style>
    <style:style style:name="P5" style:family="paragraph" style:parent-style-name="Standard">
      <style:text-properties fo:font-weight="bold" officeooo:rsid="001b70a9" officeooo:paragraph-rsid="001b70a9" style:font-weight-asian="bold" style:font-weight-complex="bold"/>
    </style:style>
    <style:style style:name="P6" style:family="paragraph" style:parent-style-name="Standard">
      <style:text-properties fo:font-weight="bold" officeooo:rsid="00251cb8" officeooo:paragraph-rsid="00251cb8" style:font-weight-asian="bold" style:font-weight-complex="bold"/>
    </style:style>
    <style:style style:name="P7" style:family="paragraph" style:parent-style-name="Standard">
      <style:text-properties fo:font-weight="bold" officeooo:rsid="00251cb8" officeooo:paragraph-rsid="0030602c" style:font-weight-asian="bold" style:font-weight-complex="bold"/>
    </style:style>
    <style:style style:name="P8" style:family="paragraph" style:parent-style-name="Standard">
      <style:text-properties fo:font-weight="bold" officeooo:rsid="003532d6" officeooo:paragraph-rsid="004dea6d" style:font-weight-asian="bold" style:font-weight-complex="bold"/>
    </style:style>
    <style:style style:name="P9" style:family="paragraph" style:parent-style-name="Standard">
      <style:text-properties fo:font-weight="bold" officeooo:rsid="00389513" officeooo:paragraph-rsid="00389513" style:font-weight-asian="bold" style:font-weight-complex="bold"/>
    </style:style>
    <style:style style:name="P10" style:family="paragraph" style:parent-style-name="Standard">
      <style:text-properties fo:font-weight="bold" officeooo:rsid="004276af" officeooo:paragraph-rsid="004276af" style:font-weight-asian="bold" style:font-weight-complex="bold"/>
    </style:style>
    <style:style style:name="P11" style:family="paragraph" style:parent-style-name="Standard">
      <style:text-properties fo:font-weight="bold" officeooo:rsid="006b3cf8" officeooo:paragraph-rsid="006b3cf8" style:font-weight-asian="bold" style:font-weight-complex="bold"/>
    </style:style>
    <style:style style:name="P12" style:family="paragraph" style:parent-style-name="Standard">
      <style:text-properties fo:font-weight="bold" officeooo:rsid="006c7af6" officeooo:paragraph-rsid="006c7af6" style:font-weight-asian="bold" style:font-weight-complex="bold"/>
    </style:style>
    <style:style style:name="P13" style:family="paragraph" style:parent-style-name="Standard">
      <style:text-properties fo:font-weight="bold" officeooo:rsid="0071c877" officeooo:paragraph-rsid="0071c877" style:font-weight-asian="bold" style:font-weight-complex="bold"/>
    </style:style>
    <style:style style:name="P14" style:family="paragraph" style:parent-style-name="Standard">
      <style:text-properties fo:font-weight="bold" officeooo:rsid="00848286" officeooo:paragraph-rsid="00848286" style:font-weight-asian="bold" style:font-weight-complex="bold"/>
    </style:style>
    <style:style style:name="P15" style:family="paragraph" style:parent-style-name="Standard">
      <style:text-properties fo:font-weight="bold" officeooo:rsid="008b191e" officeooo:paragraph-rsid="008b191e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8b191e" officeooo:paragraph-rsid="008b191e" style:font-weight-asian="bold" style:font-weight-complex="bold"/>
    </style:style>
    <style:style style:name="P17" style:family="paragraph" style:parent-style-name="Standard">
      <style:text-properties fo:font-weight="bold" officeooo:rsid="008b191e" officeooo:paragraph-rsid="00b8d3a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e4298" officeooo:paragraph-rsid="000e4298" style:font-weight-asian="normal" style:font-weight-complex="normal"/>
    </style:style>
    <style:style style:name="P19" style:family="paragraph" style:parent-style-name="Standard">
      <style:text-properties fo:font-weight="normal" officeooo:rsid="001d4888" officeooo:paragraph-rsid="001d4888" style:font-weight-asian="normal" style:font-weight-complex="normal"/>
    </style:style>
    <style:style style:name="P20" style:family="paragraph" style:parent-style-name="Standard">
      <style:text-properties fo:font-weight="normal" officeooo:rsid="00235bb9" officeooo:paragraph-rsid="00235bb9" style:font-weight-asian="normal" style:font-weight-complex="normal"/>
    </style:style>
    <style:style style:name="P21" style:family="paragraph" style:parent-style-name="Standard">
      <style:text-properties fo:font-weight="normal" officeooo:rsid="00239bc4" officeooo:paragraph-rsid="00239bc4" style:font-weight-asian="normal" style:font-weight-complex="normal"/>
    </style:style>
    <style:style style:name="P22" style:family="paragraph" style:parent-style-name="Standard">
      <style:text-properties fo:font-weight="normal" officeooo:rsid="003532d6" officeooo:paragraph-rsid="004dea6d" style:font-weight-asian="normal" style:font-weight-complex="normal"/>
    </style:style>
    <style:style style:name="P23" style:family="paragraph" style:parent-style-name="Standard">
      <style:text-properties fo:font-weight="normal" officeooo:rsid="00378d14" officeooo:paragraph-rsid="004dea6d" style:font-weight-asian="normal" style:font-weight-complex="normal"/>
    </style:style>
    <style:style style:name="P24" style:family="paragraph" style:parent-style-name="Standard">
      <style:text-properties fo:font-weight="normal" officeooo:rsid="00389513" officeooo:paragraph-rsid="00389513" style:font-weight-asian="normal" style:font-weight-complex="normal"/>
    </style:style>
    <style:style style:name="P25" style:family="paragraph" style:parent-style-name="Standard">
      <style:text-properties fo:font-weight="normal" officeooo:rsid="003a7b44" officeooo:paragraph-rsid="003a7b44" style:font-weight-asian="normal" style:font-weight-complex="normal"/>
    </style:style>
    <style:style style:name="P26" style:family="paragraph" style:parent-style-name="Standard">
      <style:text-properties fo:font-weight="normal" officeooo:rsid="003aa5ea" officeooo:paragraph-rsid="003aa5ea" style:font-weight-asian="normal" style:font-weight-complex="normal"/>
    </style:style>
    <style:style style:name="P27" style:family="paragraph" style:parent-style-name="Standard">
      <style:text-properties fo:font-weight="normal" officeooo:rsid="006c7af6" officeooo:paragraph-rsid="006d3187" style:font-weight-asian="normal" style:font-weight-complex="normal"/>
    </style:style>
    <style:style style:name="P28" style:family="paragraph" style:parent-style-name="Standard">
      <style:text-properties fo:font-weight="normal" officeooo:rsid="00860a21" officeooo:paragraph-rsid="00860a21" style:font-weight-asian="normal" style:font-weight-complex="normal"/>
    </style:style>
    <style:style style:name="P29" style:family="paragraph" style:parent-style-name="Standard">
      <style:text-properties fo:font-weight="normal" officeooo:rsid="00881c5c" officeooo:paragraph-rsid="00881c5c" style:font-weight-asian="normal" style:font-weight-complex="normal"/>
    </style:style>
    <style:style style:name="P30" style:family="paragraph" style:parent-style-name="Standard">
      <style:text-properties fo:font-weight="normal" officeooo:rsid="008870cb" officeooo:paragraph-rsid="008870cb" style:font-weight-asian="normal" style:font-weight-complex="normal"/>
    </style:style>
    <style:style style:name="P31" style:family="paragraph" style:parent-style-name="Standard">
      <style:text-properties fo:font-weight="normal" officeooo:rsid="008b191e" officeooo:paragraph-rsid="008b191e" style:font-weight-asian="normal" style:font-weight-complex="normal"/>
    </style:style>
    <style:style style:name="P32" style:family="paragraph" style:parent-style-name="Standard">
      <style:text-properties fo:font-weight="normal" officeooo:rsid="009f8fce" officeooo:paragraph-rsid="009f8fce" style:font-weight-asian="normal" style:font-weight-complex="normal"/>
    </style:style>
    <style:style style:name="P33" style:family="paragraph" style:parent-style-name="Standard">
      <style:text-properties fo:font-weight="normal" officeooo:rsid="00a78c8d" officeooo:paragraph-rsid="00a78c8d" style:font-weight-asian="normal" style:font-weight-complex="normal"/>
    </style:style>
    <style:style style:name="P34" style:family="paragraph" style:parent-style-name="Standard">
      <style:text-properties fo:font-weight="normal" officeooo:rsid="00aad93a" officeooo:paragraph-rsid="00aad93a" style:font-weight-asian="normal" style:font-weight-complex="normal"/>
    </style:style>
    <style:style style:name="P35" style:family="paragraph" style:parent-style-name="Standard">
      <style:text-properties fo:font-weight="normal" officeooo:rsid="00b351cd" officeooo:paragraph-rsid="00b351cd" style:font-weight-asian="normal" style:font-weight-complex="normal"/>
    </style:style>
    <style:style style:name="P36" style:family="paragraph" style:parent-style-name="Standard">
      <style:text-properties fo:font-weight="normal" officeooo:rsid="00b42f69" officeooo:paragraph-rsid="00b42f69" style:font-weight-asian="normal" style:font-weight-complex="normal"/>
    </style:style>
    <style:style style:name="P37" style:family="paragraph" style:parent-style-name="Standard">
      <style:text-properties fo:font-weight="normal" officeooo:rsid="00b534ed" officeooo:paragraph-rsid="00b534ed" style:font-weight-asian="normal" style:font-weight-complex="normal"/>
    </style:style>
    <style:style style:name="P38" style:family="paragraph" style:parent-style-name="Standard">
      <style:text-properties fo:font-weight="normal" officeooo:rsid="00b97b21" officeooo:paragraph-rsid="00b97b21" style:font-weight-asian="normal" style:font-weight-complex="normal"/>
    </style:style>
    <style:style style:name="P39" style:family="paragraph" style:parent-style-name="Standard">
      <style:text-properties fo:font-weight="normal" officeooo:rsid="00bdcb89" officeooo:paragraph-rsid="00bdcb89" style:font-weight-asian="normal" style:font-weight-complex="normal"/>
    </style:style>
    <style:style style:name="P40" style:family="paragraph" style:parent-style-name="Standard">
      <style:text-properties fo:font-weight="normal" officeooo:rsid="00bdcb89" officeooo:paragraph-rsid="00bf16fb" style:font-weight-asian="normal" style:font-weight-complex="normal"/>
    </style:style>
    <style:style style:name="P41" style:family="paragraph" style:parent-style-name="Standard">
      <style:text-properties fo:font-weight="normal" officeooo:rsid="0095bffb" officeooo:paragraph-rsid="0095bffb" style:font-weight-asian="normal" style:font-weight-complex="normal"/>
    </style:style>
    <style:style style:name="P42" style:family="paragraph" style:parent-style-name="Standard">
      <style:text-properties fo:font-weight="normal" officeooo:rsid="00c009af" officeooo:paragraph-rsid="00c009af" style:font-weight-asian="normal" style:font-weight-complex="normal"/>
    </style:style>
    <style:style style:name="P43" style:family="paragraph" style:parent-style-name="Standard">
      <style:text-properties fo:font-weight="normal" officeooo:rsid="00c17f5c" officeooo:paragraph-rsid="00c17f5c" style:font-weight-asian="normal" style:font-weight-complex="normal"/>
    </style:style>
    <style:style style:name="P44" style:family="paragraph" style:parent-style-name="Standard">
      <style:text-properties officeooo:rsid="0010bb17" officeooo:paragraph-rsid="000d5571"/>
    </style:style>
    <style:style style:name="P45" style:family="paragraph" style:parent-style-name="Standard">
      <style:text-properties officeooo:rsid="0010bb17" officeooo:paragraph-rsid="0010bb17"/>
    </style:style>
    <style:style style:name="P46" style:family="paragraph" style:parent-style-name="Standard">
      <style:text-properties officeooo:rsid="001305a1" officeooo:paragraph-rsid="001305a1"/>
    </style:style>
    <style:style style:name="P47" style:family="paragraph" style:parent-style-name="Standard">
      <style:text-properties officeooo:rsid="0017edda" officeooo:paragraph-rsid="0017edda"/>
    </style:style>
    <style:style style:name="P48" style:family="paragraph" style:parent-style-name="Standard">
      <style:text-properties officeooo:rsid="0017f001" officeooo:paragraph-rsid="0017f001"/>
    </style:style>
    <style:style style:name="P49" style:family="paragraph" style:parent-style-name="Standard">
      <style:text-properties officeooo:rsid="0030602c" officeooo:paragraph-rsid="0030602c"/>
    </style:style>
    <style:style style:name="P50" style:family="paragraph" style:parent-style-name="Standard">
      <style:text-properties officeooo:rsid="00378d14" officeooo:paragraph-rsid="00378d14"/>
    </style:style>
    <style:style style:name="P51" style:family="paragraph" style:parent-style-name="Standard">
      <style:text-properties officeooo:rsid="003df8a2" officeooo:paragraph-rsid="003df8a2"/>
    </style:style>
    <style:style style:name="P52" style:family="paragraph" style:parent-style-name="Standard">
      <style:text-properties officeooo:rsid="003f98f4" officeooo:paragraph-rsid="003f98f4"/>
    </style:style>
    <style:style style:name="P53" style:family="paragraph" style:parent-style-name="Standard">
      <style:text-properties officeooo:rsid="00423b5b" officeooo:paragraph-rsid="00423b5b"/>
    </style:style>
    <style:style style:name="P54" style:family="paragraph" style:parent-style-name="Standard">
      <style:text-properties officeooo:rsid="0043d969" officeooo:paragraph-rsid="0043d969"/>
    </style:style>
    <style:style style:name="P55" style:family="paragraph" style:parent-style-name="Standard">
      <style:text-properties officeooo:rsid="0048a45f" officeooo:paragraph-rsid="0048a45f"/>
    </style:style>
    <style:style style:name="P56" style:family="paragraph" style:parent-style-name="Standard">
      <style:text-properties officeooo:rsid="004a2364" officeooo:paragraph-rsid="004a2364"/>
    </style:style>
    <style:style style:name="P57" style:family="paragraph" style:parent-style-name="Standard">
      <style:text-properties officeooo:rsid="004b8f34" officeooo:paragraph-rsid="004b8f34"/>
    </style:style>
    <style:style style:name="P58" style:family="paragraph" style:parent-style-name="Standard">
      <style:paragraph-properties fo:text-align="center" style:justify-single-word="false"/>
      <style:text-properties fo:font-size="14pt" fo:font-weight="bold" officeooo:rsid="000e2653" officeooo:paragraph-rsid="000e2653" style:font-size-asian="14pt" style:font-weight-asian="bold" style:font-size-complex="14pt" style:font-weight-complex="bold"/>
    </style:style>
    <style:style style:name="P59" style:family="paragraph" style:parent-style-name="Standard">
      <style:text-properties officeooo:rsid="004fb413" officeooo:paragraph-rsid="004fb413"/>
    </style:style>
    <style:style style:name="P60" style:family="paragraph" style:parent-style-name="Standard">
      <style:text-properties officeooo:rsid="00559825" officeooo:paragraph-rsid="00559825"/>
    </style:style>
    <style:style style:name="P61" style:family="paragraph" style:parent-style-name="Standard">
      <style:text-properties officeooo:rsid="0056e273" officeooo:paragraph-rsid="0056e273"/>
    </style:style>
    <style:style style:name="P62" style:family="paragraph" style:parent-style-name="Standard">
      <style:text-properties officeooo:rsid="0059aa85" officeooo:paragraph-rsid="0059aa85"/>
    </style:style>
    <style:style style:name="P63" style:family="paragraph" style:parent-style-name="Standard">
      <style:text-properties officeooo:rsid="005b9880" officeooo:paragraph-rsid="005b9880"/>
    </style:style>
    <style:style style:name="P64" style:family="paragraph" style:parent-style-name="Standard">
      <style:text-properties officeooo:rsid="005d185b" officeooo:paragraph-rsid="005d185b"/>
    </style:style>
    <style:style style:name="P65" style:family="paragraph" style:parent-style-name="Standard">
      <style:text-properties officeooo:rsid="005e4e52" officeooo:paragraph-rsid="005e4e52"/>
    </style:style>
    <style:style style:name="P66" style:family="paragraph" style:parent-style-name="Standard">
      <style:text-properties officeooo:rsid="0061ebc2" officeooo:paragraph-rsid="006a2ff4"/>
    </style:style>
    <style:style style:name="P67" style:family="paragraph" style:parent-style-name="Standard">
      <style:text-properties officeooo:rsid="006301b1" officeooo:paragraph-rsid="006301b1"/>
    </style:style>
    <style:style style:name="P68" style:family="paragraph" style:parent-style-name="Standard">
      <style:text-properties officeooo:rsid="0066133d" officeooo:paragraph-rsid="0066133d"/>
    </style:style>
    <style:style style:name="P69" style:family="paragraph" style:parent-style-name="Standard">
      <style:text-properties officeooo:rsid="00680e48" officeooo:paragraph-rsid="00680e48"/>
    </style:style>
    <style:style style:name="P70" style:family="paragraph" style:parent-style-name="Standard">
      <style:text-properties officeooo:rsid="0069ecc4" officeooo:paragraph-rsid="0069ecc4"/>
    </style:style>
    <style:style style:name="P71" style:family="paragraph" style:parent-style-name="Standard">
      <style:text-properties officeooo:rsid="006b6b9f" officeooo:paragraph-rsid="006b6b9f"/>
    </style:style>
    <style:style style:name="P72" style:family="paragraph" style:parent-style-name="Standard">
      <style:text-properties officeooo:rsid="006c7af6" officeooo:paragraph-rsid="006c7af6"/>
    </style:style>
    <style:style style:name="P73" style:family="paragraph" style:parent-style-name="Standard">
      <style:text-properties officeooo:rsid="006fa2c8" officeooo:paragraph-rsid="006fa2c8"/>
    </style:style>
    <style:style style:name="P74" style:family="paragraph" style:parent-style-name="Standard">
      <style:text-properties officeooo:rsid="0071c877" officeooo:paragraph-rsid="0071c877"/>
    </style:style>
    <style:style style:name="P75" style:family="paragraph" style:parent-style-name="Standard">
      <style:text-properties officeooo:rsid="0072ab24" officeooo:paragraph-rsid="0072ab24"/>
    </style:style>
    <style:style style:name="P76" style:family="paragraph" style:parent-style-name="Standard">
      <style:text-properties officeooo:rsid="0073f561" officeooo:paragraph-rsid="0073f561"/>
    </style:style>
    <style:style style:name="P77" style:family="paragraph" style:parent-style-name="Standard">
      <style:text-properties officeooo:rsid="0077a896" officeooo:paragraph-rsid="0077a896"/>
    </style:style>
    <style:style style:name="P78" style:family="paragraph" style:parent-style-name="Standard">
      <style:text-properties officeooo:rsid="007a2079" officeooo:paragraph-rsid="007a2079"/>
    </style:style>
    <style:style style:name="P79" style:family="paragraph" style:parent-style-name="Standard">
      <style:text-properties officeooo:rsid="007a3047" officeooo:paragraph-rsid="007a3047"/>
    </style:style>
    <style:style style:name="P80" style:family="paragraph" style:parent-style-name="Standard">
      <style:text-properties officeooo:rsid="007ed526" officeooo:paragraph-rsid="007ed526"/>
    </style:style>
    <style:style style:name="P81" style:family="paragraph" style:parent-style-name="Standard">
      <style:text-properties officeooo:rsid="007f2b21" officeooo:paragraph-rsid="007f2b21"/>
    </style:style>
    <style:style style:name="P82" style:family="paragraph" style:parent-style-name="Standard">
      <style:text-properties officeooo:rsid="007f2b21" officeooo:paragraph-rsid="0080d012"/>
    </style:style>
    <style:style style:name="P83" style:family="paragraph" style:parent-style-name="Standard">
      <style:text-properties officeooo:rsid="00c17f5c" officeooo:paragraph-rsid="00c17f5c"/>
    </style:style>
    <style:style style:name="P84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rsid="0030602c" officeooo:paragraph-rsid="0030602c"/>
    </style:style>
    <style:style style:name="P85" style:family="paragraph" style:parent-style-name="Standard">
      <style:paragraph-properties fo:text-align="center" style:justify-single-word="false" fo:break-before="page"/>
      <style:text-properties fo:font-size="14pt" fo:font-weight="bold" officeooo:rsid="004f44a2" officeooo:paragraph-rsid="004f44a2" style:font-size-asian="14pt" style:font-weight-asian="bold" style:font-size-complex="14pt" style:font-weight-complex="bold"/>
    </style:style>
    <style:style style:name="P86" style:family="paragraph" style:parent-style-name="Standard" style:list-style-name="L1">
      <style:text-properties officeooo:rsid="0017edda" officeooo:paragraph-rsid="0017edda"/>
    </style:style>
    <style:style style:name="P87" style:family="paragraph" style:parent-style-name="Standard" style:list-style-name="L2">
      <style:text-properties officeooo:rsid="00251cb8" officeooo:paragraph-rsid="00251cb8"/>
    </style:style>
    <style:style style:name="P88" style:family="paragraph" style:parent-style-name="Standard" style:list-style-name="L2">
      <style:text-properties officeooo:rsid="0025bf72" officeooo:paragraph-rsid="0025bf72"/>
    </style:style>
    <style:style style:name="P89" style:family="paragraph" style:parent-style-name="Standard" style:list-style-name="L2">
      <style:text-properties officeooo:rsid="002bb560" officeooo:paragraph-rsid="002bb560"/>
    </style:style>
    <style:style style:name="P90" style:family="paragraph" style:parent-style-name="Standard" style:list-style-name="L2">
      <style:text-properties officeooo:rsid="002d4222" officeooo:paragraph-rsid="002d4222"/>
    </style:style>
    <style:style style:name="P91" style:family="paragraph" style:parent-style-name="Standard" style:list-style-name="L2">
      <style:text-properties officeooo:rsid="002e2be1" officeooo:paragraph-rsid="002e2be1"/>
    </style:style>
    <style:style style:name="P92" style:family="paragraph" style:parent-style-name="Standard" style:list-style-name="L3">
      <style:text-properties fo:font-weight="normal" officeooo:rsid="00251cb8" officeooo:paragraph-rsid="003351d8" style:font-weight-asian="normal" style:font-weight-complex="normal"/>
    </style:style>
    <style:style style:name="P93" style:family="paragraph" style:parent-style-name="Standard" style:list-style-name="L3">
      <style:text-properties fo:font-weight="normal" officeooo:rsid="003351d8" officeooo:paragraph-rsid="003351d8" style:font-weight-asian="normal" style:font-weight-complex="normal"/>
    </style:style>
    <style:style style:name="P94" style:family="paragraph" style:parent-style-name="Standard" style:list-style-name="L4">
      <style:text-properties fo:font-weight="normal" officeooo:rsid="003a7b44" officeooo:paragraph-rsid="003a7b44" style:font-weight-asian="normal" style:font-weight-complex="normal"/>
    </style:style>
    <style:style style:name="P95" style:family="paragraph" style:parent-style-name="Standard" style:list-style-name="L5">
      <style:text-properties fo:font-weight="normal" officeooo:rsid="003a7b44" officeooo:paragraph-rsid="003a7b44" style:font-weight-asian="normal" style:font-weight-complex="normal"/>
    </style:style>
    <style:style style:name="P96" style:family="paragraph" style:parent-style-name="Standard" style:list-style-name="L6">
      <style:text-properties fo:font-weight="normal" officeooo:rsid="00378d14" officeooo:paragraph-rsid="004dea6d" style:font-weight-asian="normal" style:font-weight-complex="normal"/>
    </style:style>
    <style:style style:name="P97" style:family="paragraph" style:parent-style-name="Standard" style:list-style-name="L17">
      <style:text-properties fo:font-weight="normal" officeooo:rsid="008b191e" officeooo:paragraph-rsid="008b191e" style:font-weight-asian="normal" style:font-weight-complex="normal"/>
    </style:style>
    <style:style style:name="P98" style:family="paragraph" style:parent-style-name="Standard" style:list-style-name="L20">
      <style:text-properties fo:font-weight="normal" officeooo:rsid="008b191e" officeooo:paragraph-rsid="008b191e" style:font-weight-asian="normal" style:font-weight-complex="normal"/>
    </style:style>
    <style:style style:name="P99" style:family="paragraph" style:parent-style-name="Standard" style:list-style-name="L17">
      <style:text-properties fo:font-weight="normal" officeooo:rsid="008f15d9" officeooo:paragraph-rsid="008f15d9" style:font-weight-asian="normal" style:font-weight-complex="normal"/>
    </style:style>
    <style:style style:name="P100" style:family="paragraph" style:parent-style-name="Standard" style:list-style-name="L17">
      <style:text-properties fo:font-weight="normal" officeooo:rsid="00909425" officeooo:paragraph-rsid="00909425" style:font-weight-asian="normal" style:font-weight-complex="normal"/>
    </style:style>
    <style:style style:name="P101" style:family="paragraph" style:parent-style-name="Standard" style:list-style-name="L17">
      <style:text-properties fo:font-weight="normal" officeooo:rsid="0092aea7" officeooo:paragraph-rsid="0095bffb" style:font-weight-asian="normal" style:font-weight-complex="normal"/>
    </style:style>
    <style:style style:name="P102" style:family="paragraph" style:parent-style-name="Standard" style:list-style-name="L18">
      <style:text-properties fo:font-weight="normal" officeooo:rsid="0095bffb" officeooo:paragraph-rsid="0095bffb" style:font-weight-asian="normal" style:font-weight-complex="normal"/>
    </style:style>
    <style:style style:name="P103" style:family="paragraph" style:parent-style-name="Standard" style:list-style-name="L18">
      <style:text-properties fo:font-weight="normal" officeooo:rsid="00975d87" officeooo:paragraph-rsid="009a1051" style:font-weight-asian="normal" style:font-weight-complex="normal"/>
    </style:style>
    <style:style style:name="P104" style:family="paragraph" style:parent-style-name="Standard" style:list-style-name="L18">
      <style:text-properties fo:font-weight="normal" officeooo:rsid="009a1051" officeooo:paragraph-rsid="009a1051" style:font-weight-asian="normal" style:font-weight-complex="normal"/>
    </style:style>
    <style:style style:name="P105" style:family="paragraph" style:parent-style-name="Standard" style:list-style-name="L19">
      <style:text-properties fo:font-weight="normal" officeooo:rsid="009f8fce" officeooo:paragraph-rsid="009f8fce" style:font-weight-asian="normal" style:font-weight-complex="normal"/>
    </style:style>
    <style:style style:name="P106" style:family="paragraph" style:parent-style-name="Standard" style:list-style-name="L20">
      <style:text-properties fo:font-weight="normal" officeooo:rsid="00a46b8a" officeooo:paragraph-rsid="00a46b8a" style:font-weight-asian="normal" style:font-weight-complex="normal"/>
    </style:style>
    <style:style style:name="P107" style:family="paragraph" style:parent-style-name="Standard" style:list-style-name="L21">
      <style:text-properties fo:font-weight="normal" officeooo:rsid="00a78c8d" officeooo:paragraph-rsid="00a78c8d" style:font-weight-asian="normal" style:font-weight-complex="normal"/>
    </style:style>
    <style:style style:name="P108" style:family="paragraph" style:parent-style-name="Standard" style:list-style-name="L21">
      <style:text-properties fo:font-weight="normal" officeooo:rsid="00a97987" officeooo:paragraph-rsid="00a97987" style:font-weight-asian="normal" style:font-weight-complex="normal"/>
    </style:style>
    <style:style style:name="P109" style:family="paragraph" style:parent-style-name="Standard" style:list-style-name="L22">
      <style:text-properties fo:font-weight="normal" officeooo:rsid="00aad93a" officeooo:paragraph-rsid="00adb305" style:font-weight-asian="normal" style:font-weight-complex="normal"/>
    </style:style>
    <style:style style:name="P110" style:family="paragraph" style:parent-style-name="Standard" style:list-style-name="L23">
      <style:text-properties fo:font-weight="normal" officeooo:rsid="00b4830f" officeooo:paragraph-rsid="00b4830f" style:font-weight-asian="normal" style:font-weight-complex="normal"/>
    </style:style>
    <style:style style:name="P111" style:family="paragraph" style:parent-style-name="Standard" style:list-style-name="L23">
      <style:text-properties fo:font-weight="normal" officeooo:rsid="00b4e5d5" officeooo:paragraph-rsid="00b4e5d5" style:font-weight-asian="normal" style:font-weight-complex="normal"/>
    </style:style>
    <style:style style:name="P112" style:family="paragraph" style:parent-style-name="Standard" style:list-style-name="L24">
      <style:text-properties fo:font-weight="normal" officeooo:rsid="00bdcb89" officeooo:paragraph-rsid="00bdcb89" style:font-weight-asian="normal" style:font-weight-complex="normal"/>
    </style:style>
    <style:style style:name="P113" style:family="paragraph" style:parent-style-name="Standard" style:list-style-name="L25">
      <style:text-properties fo:font-weight="normal" officeooo:rsid="00bf16fb" officeooo:paragraph-rsid="00bf16fb" style:font-weight-asian="normal" style:font-weight-complex="normal"/>
    </style:style>
    <style:style style:name="P114" style:family="paragraph" style:parent-style-name="Standard" style:list-style-name="L26">
      <style:text-properties fo:font-weight="normal" officeooo:rsid="00c009af" officeooo:paragraph-rsid="00c009af" style:font-weight-asian="normal" style:font-weight-complex="normal"/>
    </style:style>
    <style:style style:name="P115" style:family="paragraph" style:parent-style-name="Standard" style:list-style-name="L27">
      <style:text-properties fo:font-weight="normal" officeooo:rsid="00c17f5c" officeooo:paragraph-rsid="00c17f5c" style:font-weight-asian="normal" style:font-weight-complex="normal"/>
    </style:style>
    <style:style style:name="P116" style:family="paragraph" style:parent-style-name="Standard" style:list-style-name="L28">
      <style:text-properties fo:font-weight="normal" officeooo:rsid="00c5c10b" officeooo:paragraph-rsid="00c5c10b" style:font-weight-asian="normal" style:font-weight-complex="normal"/>
    </style:style>
    <style:style style:name="P117" style:family="paragraph" style:parent-style-name="Standard" style:list-style-name="L7">
      <style:text-properties officeooo:rsid="00378d14" officeooo:paragraph-rsid="004dea6d"/>
    </style:style>
    <style:style style:name="P118" style:family="paragraph" style:parent-style-name="Standard" style:list-style-name="L8">
      <style:text-properties officeooo:rsid="000d5571" officeooo:paragraph-rsid="000d5571"/>
    </style:style>
    <style:style style:name="P119" style:family="paragraph" style:parent-style-name="Standard" style:list-style-name="L8">
      <style:text-properties officeooo:rsid="0053bd11" officeooo:paragraph-rsid="0053bd11"/>
    </style:style>
    <style:style style:name="P120" style:family="paragraph" style:parent-style-name="Standard" style:list-style-name="L9">
      <style:text-properties officeooo:rsid="005b9880" officeooo:paragraph-rsid="005b9880"/>
    </style:style>
    <style:style style:name="P121" style:family="paragraph" style:parent-style-name="Standard" style:list-style-name="L10">
      <style:text-properties officeooo:rsid="005d185b" officeooo:paragraph-rsid="005d185b"/>
    </style:style>
    <style:style style:name="P122" style:family="paragraph" style:parent-style-name="Standard" style:list-style-name="L10">
      <style:text-properties officeooo:rsid="005e4e52" officeooo:paragraph-rsid="005e4e52"/>
    </style:style>
    <style:style style:name="P123" style:family="paragraph" style:parent-style-name="Standard" style:list-style-name="L11">
      <style:text-properties officeooo:rsid="006301b1" officeooo:paragraph-rsid="00634522"/>
    </style:style>
    <style:style style:name="P124" style:family="paragraph" style:parent-style-name="Standard" style:list-style-name="L11">
      <style:text-properties officeooo:rsid="00634522" officeooo:paragraph-rsid="00634522"/>
    </style:style>
    <style:style style:name="P125" style:family="paragraph" style:parent-style-name="Standard" style:list-style-name="L12">
      <style:text-properties officeooo:rsid="00680e48" officeooo:paragraph-rsid="00680e48"/>
    </style:style>
    <style:style style:name="P126" style:family="paragraph" style:parent-style-name="Standard" style:list-style-name="L13">
      <style:text-properties officeooo:rsid="0069ecc4" officeooo:paragraph-rsid="0069ecc4"/>
    </style:style>
    <style:style style:name="P127" style:family="paragraph" style:parent-style-name="Standard" style:list-style-name="L13">
      <style:text-properties officeooo:rsid="006a2ff4" officeooo:paragraph-rsid="006a2ff4"/>
    </style:style>
    <style:style style:name="P128" style:family="paragraph" style:parent-style-name="Standard" style:list-style-name="L14">
      <style:text-properties officeooo:rsid="00724ffb" officeooo:paragraph-rsid="00724ffb"/>
    </style:style>
    <style:style style:name="P129" style:family="paragraph" style:parent-style-name="Standard" style:list-style-name="L14">
      <style:text-properties officeooo:rsid="0072ab24" officeooo:paragraph-rsid="0072ab24"/>
    </style:style>
    <style:style style:name="P130" style:family="paragraph" style:parent-style-name="Standard" style:list-style-name="L15">
      <style:text-properties officeooo:rsid="0077a896" officeooo:paragraph-rsid="0077a896"/>
    </style:style>
    <style:style style:name="P131" style:family="paragraph" style:parent-style-name="Standard" style:list-style-name="L16">
      <style:text-properties officeooo:rsid="0080d012" officeooo:paragraph-rsid="0080d012"/>
    </style:style>
    <style:style style:name="P132" style:family="paragraph" style:parent-style-name="Standard" style:list-style-name="L16">
      <style:text-properties officeooo:rsid="0082bd93" officeooo:paragraph-rsid="0082bd93"/>
    </style:style>
    <style:style style:name="P133" style:family="paragraph" style:parent-style-name="Standard" style:list-style-name="L16">
      <style:text-properties officeooo:rsid="0082dd4c" officeooo:paragraph-rsid="0082dd4c"/>
    </style:style>
    <style:style style:name="P134" style:family="paragraph" style:parent-style-name="Standard" style:list-style-name="L25">
      <style:text-properties officeooo:paragraph-rsid="00bf16fb"/>
    </style:style>
    <style:style style:name="T1" style:family="text">
      <style:text-properties officeooo:rsid="000f032f"/>
    </style:style>
    <style:style style:name="T2" style:family="text">
      <style:text-properties officeooo:rsid="0013696f"/>
    </style:style>
    <style:style style:name="T3" style:family="text">
      <style:text-properties officeooo:rsid="001e9eab"/>
    </style:style>
    <style:style style:name="T4" style:family="text">
      <style:text-properties officeooo:rsid="0025bf72"/>
    </style:style>
    <style:style style:name="T5" style:family="text">
      <style:text-properties officeooo:rsid="00266b38"/>
    </style:style>
    <style:style style:name="T6" style:family="text">
      <style:text-properties officeooo:rsid="0027e0e3"/>
    </style:style>
    <style:style style:name="T7" style:family="text">
      <style:text-properties officeooo:rsid="002ce0ba"/>
    </style:style>
    <style:style style:name="T8" style:family="text">
      <style:text-properties officeooo:rsid="0030602c"/>
    </style:style>
    <style:style style:name="T9" style:family="text">
      <style:text-properties officeooo:rsid="0039bf45"/>
    </style:style>
    <style:style style:name="T10" style:family="text">
      <style:text-properties officeooo:rsid="003c7821"/>
    </style:style>
    <style:style style:name="T11" style:family="text">
      <style:text-properties officeooo:rsid="003fb81f"/>
    </style:style>
    <style:style style:name="T12" style:family="text">
      <style:text-properties officeooo:rsid="004591dc"/>
    </style:style>
    <style:style style:name="T13" style:family="text">
      <style:text-properties officeooo:rsid="004d512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bdcb89" style:font-weight-asian="normal" style:font-weight-complex="normal"/>
    </style:style>
    <style:style style:name="T16" style:family="text">
      <style:text-properties fo:font-weight="normal" officeooo:rsid="00bf16fb" style:font-weight-asian="normal" style:font-weight-complex="normal"/>
    </style:style>
    <style:style style:name="T17" style:family="text">
      <style:text-properties fo:font-weight="normal" officeooo:rsid="00c50fc1" style:font-weight-asian="normal" style:font-weight-complex="normal"/>
    </style:style>
    <style:style style:name="T18" style:family="text">
      <style:text-properties fo:font-weight="normal" officeooo:rsid="00c5c10b" style:font-weight-asian="normal" style:font-weight-complex="normal"/>
    </style:style>
    <style:style style:name="T19" style:family="text">
      <style:text-properties fo:font-weight="normal" officeooo:rsid="00c7a450" style:font-weight-asian="normal" style:font-weight-complex="normal"/>
    </style:style>
    <style:style style:name="T20" style:family="text">
      <style:text-properties officeooo:rsid="0051abd3"/>
    </style:style>
    <style:style style:name="T21" style:family="text">
      <style:text-properties officeooo:rsid="0052f409"/>
    </style:style>
    <style:style style:name="T22" style:family="text">
      <style:text-properties officeooo:rsid="0055f6a1"/>
    </style:style>
    <style:style style:name="T23" style:family="text">
      <style:text-properties officeooo:rsid="0058b7d5"/>
    </style:style>
    <style:style style:name="T24" style:family="text">
      <style:text-properties officeooo:rsid="00634522"/>
    </style:style>
    <style:style style:name="T25" style:family="text">
      <style:text-properties officeooo:rsid="006907df"/>
    </style:style>
    <style:style style:name="T26" style:family="text">
      <style:text-properties officeooo:rsid="006a2ff4"/>
    </style:style>
    <style:style style:name="T27" style:family="text">
      <style:text-properties officeooo:rsid="006b3cf8"/>
    </style:style>
    <style:style style:name="T28" style:family="text">
      <style:text-properties officeooo:rsid="006d3187"/>
    </style:style>
    <style:style style:name="T29" style:family="text">
      <style:text-properties officeooo:rsid="007113a4"/>
    </style:style>
    <style:style style:name="T30" style:family="text">
      <style:text-properties officeooo:rsid="0075cb3c"/>
    </style:style>
    <style:style style:name="T31" style:family="text">
      <style:text-properties officeooo:rsid="00783124"/>
    </style:style>
    <style:style style:name="T32" style:family="text">
      <style:text-properties officeooo:rsid="007d8d87"/>
    </style:style>
    <style:style style:name="T33" style:family="text">
      <style:text-properties officeooo:rsid="0082dd4c"/>
    </style:style>
    <style:style style:name="T34" style:family="text">
      <style:text-properties officeooo:rsid="0086d21c"/>
    </style:style>
    <style:style style:name="T35" style:family="text">
      <style:text-properties officeooo:rsid="0088245a"/>
    </style:style>
    <style:style style:name="T36" style:family="text">
      <style:text-properties officeooo:rsid="008ce16f"/>
    </style:style>
    <style:style style:name="T37" style:family="text">
      <style:text-properties officeooo:rsid="008f5af8"/>
    </style:style>
    <style:style style:name="T38" style:family="text">
      <style:text-properties officeooo:rsid="009242f7"/>
    </style:style>
    <style:style style:name="T39" style:family="text">
      <style:text-properties officeooo:rsid="0093e846"/>
    </style:style>
    <style:style style:name="T40" style:family="text">
      <style:text-properties officeooo:rsid="00972eac"/>
    </style:style>
    <style:style style:name="T41" style:family="text">
      <style:text-properties officeooo:rsid="009906ff"/>
    </style:style>
    <style:style style:name="T42" style:family="text">
      <style:text-properties officeooo:rsid="009abf30"/>
    </style:style>
    <style:style style:name="T43" style:family="text">
      <style:text-properties officeooo:rsid="009d9045"/>
    </style:style>
    <style:style style:name="T44" style:family="text">
      <style:text-properties officeooo:rsid="00a46b8a"/>
    </style:style>
    <style:style style:name="T45" style:family="text">
      <style:text-properties officeooo:rsid="00a640ba"/>
    </style:style>
    <style:style style:name="T46" style:family="text">
      <style:text-properties officeooo:rsid="00adb305"/>
    </style:style>
    <style:style style:name="T47" style:family="text">
      <style:text-properties officeooo:rsid="00af9ebc"/>
    </style:style>
    <style:style style:name="T48" style:family="text">
      <style:text-properties officeooo:rsid="00b4830f"/>
    </style:style>
    <style:style style:name="T49" style:family="text">
      <style:text-properties officeooo:rsid="00b58d30"/>
    </style:style>
    <style:style style:name="T50" style:family="text">
      <style:text-properties officeooo:rsid="00b8d3af"/>
    </style:style>
    <style:style style:name="T51" style:family="text">
      <style:text-properties officeooo:rsid="00bc62e0"/>
    </style:style>
    <style:style style:name="T52" style:family="text">
      <style:text-properties officeooo:rsid="00ca46e1"/>
    </style:style>
    <style:style style:name="T53" style:family="text">
      <style:text-properties officeooo:rsid="00cbe07b"/>
    </style:style>
    <style:style style:name="T54" style:family="text">
      <style:text-properties officeooo:rsid="00ceb3c0"/>
    </style:style>
    <style:style style:name="T55" style:family="text">
      <style:text-properties officeooo:rsid="00cf007a"/>
    </style:style>
    <style:style style:name="T56" style:family="text">
      <style:text-properties officeooo:rsid="00cf7361"/>
    </style:style>
    <style:style style:name="T57" style:family="text">
      <style:text-properties officeooo:rsid="00d5a52d"/>
    </style:style>
    <style:style style:name="T58" style:family="text">
      <style:text-properties officeooo:rsid="00d9008e"/>
    </style:style>
    <style:style style:name="T59" style:family="text">
      <style:text-properties officeooo:rsid="00db886a"/>
    </style:style>
    <style:style style:name="T60" style:family="text">
      <style:text-properties officeooo:rsid="00dd0c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Modbus over serial line (RTU/ASCII)</text:p>
      <text:p text:style-name="P58"/>
      <text:p text:style-name="P2">Основы</text:p>
      <text:p text:style-name="P18">В сети, работающей по протоколу Modbus есть один master, который может посылать <text:span text:style-name="T1">данные</text:span> slaveам, <text:s/><text:span text:style-name="T1">которые являются командами. Slaveы не могут самостоятельно отправлять данные (без запроса masterа), а также они не могут обмениваться сообщениями с друими slaveами. </text:span><text:s/></text:p>
      <text:p text:style-name="P44"/>
      <text:p text:style-name="P45">С точки зрения клиент-серверного подхода, master является клиентом, а slaveы являются серверами.</text:p>
      <text:p text:style-name="P45"/>
      <text:p text:style-name="P3">Принцип master-slave.</text:p>
      <text:p text:style-name="P46">Итак, в сети может быть только один master и несколько (до 247) slaveов, передача данных может инициироваться только <text:span text:style-name="T2">masterом</text:span>, <text:span text:style-name="T2">slaveы не могут передавать данные друг другу, и master в любой момент времени может инициировать только один запрос. </text:span></text:p>
      <text:p text:style-name="P46"/>
      <text:p text:style-name="P47">Запросы могут осуществляться в двух режимах:</text:p>
      <text:list xml:id="list7695917064045005317" text:style-name="L1">
        <text:list-item>
          <text:p text:style-name="P86">Одноадресный режим (unicast mode) — режим, в котором запрос предназначается для одного конкретного устройства. В данном режиме предусмотрены два сообщения — запрос masterа, и ответ slaveа, которому предназначался запрос.</text:p>
        </text:list-item>
        <text:list-item>
          <text:p text:style-name="P86">Широковещательный режим — в данном режиме запрос предназначается для всех slaveов, при том ни один узел не должен отвечать на данный запрос. Все slaveы должны принять и обработать широковещательный запрос.</text:p>
        </text:list-item>
      </text:list>
      <text:p text:style-name="P48"/>
      <text:p text:style-name="P4">Адресное пространство.</text:p>
      <text:p text:style-name="P48">Адреса, используемые modbus устройствами от 1 до 247, 247-255 — зарезервированные адреса, адрес 0 — широковещательный адрес.</text:p>
      <text:p text:style-name="P48"/>
      <text:p text:style-name="P5">Описание формата пакета modbus.</text:p>
      <text:p text:style-name="P19">На уровне приложения протокол Modbus определяет <text:span text:style-name="T3">PDU (Protocol Data Unit). То есть, кусок передаваемых данных, который не зависит от остальных уровней. Он состоит из кода функции и данных. </text:span></text:p>
      <text:p text:style-name="P20">Далее клиентом в случае использования Modbus serial line к PDU добавляются поле адреса (в начале) и поле контрольной суммы (в конце).</text:p>
      <text:p text:style-name="P21">В запросе masterа содержится адрес skaveа, которому предназначается запрос, при ответе slaveа в поле адреса заносится его собственный адрес для того, чтобы master понял, от кого пришел ответ. </text:p>
      <text:p text:style-name="P1"/>
      <text:p text:style-name="P6">Диаграмма состояний Modbus master</text:p>
      <text:list xml:id="list4057936861663763406" text:style-name="L2">
        <text:list-item>
          <text:p text:style-name="P87">idle state — неактивное состояние, <text:span text:style-name="T4">при включении устройство находится в этом состоянии.</text:span></text:p>
        </text:list-item>
        <text:list-item>
          <text:p text:style-name="P88"><text:span text:style-name="T6">После отправки запроса</text:span> устройст<text:span text:style-name="T60">в</text:span>о выходит из состояния idl<text:span text:style-name="T5">e в состояние ожидания ответа. Также при переходе в это состояние запускается таймер на случай если ответ не придет.</text:span></text:p>
        </text:list-item>
        <text:list-item>
          <text:p text:style-name="P89">При приеме ответа, мастер сначала проверяет его (контрольная сумма, адрес), после происходит его обработка. <text:span text:style-name="T7">Если наблюдается ошибка в принятом пакете может быть предпринята повторная попытка запроса.</text:span></text:p>
        </text:list-item>
        <text:list-item>
          <text:p text:style-name="P90">Если ответа не последовало и время ожидания истекло, или сгенерирована ошибка, устройство уходит в со<text:span text:style-name="T52">с</text:span>тояние Idle, послав повторный запрос, количество повторных запросов и время тайаута задает в настройках мастера.</text:p>
        </text:list-item>
        <text:list-item>
          <text:p text:style-name="P91">При отправке широковещательного запроса ответа не ожидается, но при <text:span text:style-name="T53">э</text:span>том мастер ждет пока устройства протупят (turnaround delay), после переходит в idle.</text:p>
        </text:list-item>
      </text:list>
      <text:p text:style-name="P49"><text:soft-page-break/>Задержки дол<text:span text:style-name="T60">ж</text:span>ны быть достаточными для того чтобы любое из устройств успело протупить и отправить ответ.</text:p>
      <text:p text:style-name="P84"/>
      <text:p text:style-name="P7">Диаграмма состояний Modbus <text:span text:style-name="T8">slave</text:span></text:p>
      <text:list xml:id="list3993341476104210603" text:style-name="L3">
        <text:list-item>
          <text:p text:style-name="P92">idle state — неактивное состояние, <text:span text:style-name="T4">при включении устройство находится в этом состоянии.</text:span></text:p>
        </text:list-item>
        <text:list-item>
          <text:p text:style-name="P93">Если принят запрос, устройство проверяет его на наличие ошибок, (ошибка в формате пакета, неизвестное действие), в случае ошибки мастеру отправляется ответ.</text:p>
        </text:list-item>
        <text:list-item>
          <text:p text:style-name="P93">Если пакет пришел без ошибки и запрошенное действие выполнено успешно, формируется и отправляется ответ на запрос</text:p>
        </text:list-item>
        <text:list-item>
          <text:p text:style-name="P93">Если наблюдается ошибка в принятом пакете, ответ на запрос н<text:span text:style-name="T54">е</text:span> отправляется, устройство уходит в спячку</text:p>
        </text:list-item>
      </text:list>
      <text:p text:style-name="P50"/>
      <text:p text:style-name="P9">Режимы передачи данных</text:p>
      <text:p text:style-name="P24">Режим RTU и ASCII, <text:span text:style-name="T9">все нормальные устройства работают по Modbus RTU, режим ASCII опционален, по умолчанию должен быть включен RTU режим, юзер моет переключить устройство в режим ASCII (а для чего?).</text:span></text:p>
      <text:p text:style-name="P25">RTU — remote terinal unit</text:p>
      <text:p text:style-name="P25">Формат байта:</text:p>
      <text:list xml:id="list4586040880136869309" text:style-name="L4">
        <text:list-item>
          <text:p text:style-name="P94">1 старт бит</text:p>
        </text:list-item>
        <text:list-item>
          <text:p text:style-name="P94">8 бит данных</text:p>
        </text:list-item>
        <text:list-item>
          <text:p text:style-name="P94">1 бит четности (возможно использование стоп бита вместо него, по умолчанию четность — 1)</text:p>
        </text:list-item>
        <text:list-item>
          <text:p text:style-name="P94">1 стоп бит</text:p>
        </text:list-item>
      </text:list>
      <text:p text:style-name="P25">Для совместимости со всеми устройствами необходимо обеспе<text:span text:style-name="T55">ч</text:span>ить режим с двумя стоп-битами</text:p>
      <text:p text:style-name="P25"/>
      <text:p text:style-name="P25">Формат пакета:</text:p>
      <text:list xml:id="list1309627467833695383" text:style-name="L5">
        <text:list-item>
          <text:p text:style-name="P95">адрес (1 байт)</text:p>
        </text:list-item>
        <text:list-item>
          <text:p text:style-name="P95">код функции (1 байт)</text:p>
        </text:list-item>
        <text:list-item>
          <text:p text:style-name="P95">данные (от 0 до 252 байт)</text:p>
        </text:list-item>
        <text:list-item>
          <text:p text:style-name="P95">Контрольная сумма (2 байта), младший сначала.</text:p>
        </text:list-item>
      </text:list>
      <text:p text:style-name="P25"/>
      <text:p text:style-name="P26">Пакет (кадр) — то нерперывная последовательность символов (байт), пакеты разделяются интервалом не менее чем 3, 5 символа, если интервал больше 1, 5 , но меньше 3, 5 — пакет отбрасывает<text:span text:style-name="T10">ся.</text:span></text:p>
      <text:p text:style-name="P51">После истечения интервала 3,5 символа устройство думает что пакет принят, после оно проверяет контрольную сумму после проверяет адрес на соответствие. С целью уменьшения времени вычислений лучше начать обрабатывать пакет не дожидаясь интервала 3,5t.</text:p>
      <text:p text:style-name="P51"/>
      <text:p text:style-name="P52">Режим ASCII отличается от RTU тем что началом пакета служит ASCII символ двоеточия (:), а символ окончания пакета — CRLF. Такдже вместо байт передаются ASCII коды символов, представляющих байты в шестнадцатиричной системе. Также вместо CRC там вычисляется LRC, перед ее вычислением ASCII коды обращаются в байты, после вычисленная LRC обращается обратно в ASCII символы. <text:span text:style-name="T11">Также в одном символе поле данных содержит не восемь, а семь бит.</text:span></text:p>
      <text:p text:style-name="P51"/>
      <text:p text:style-name="P53">Бит четности рекомендуется не использовать (а зачем, если есть CRC). При не совпадении одного из битов четности или контрольной суммы пакет отбрасывается и ответ не формируется.</text:p>
      <text:p text:style-name="P53"/>
      <text:p text:style-name="P53"><text:soft-page-break/></text:p>
      <text:p text:style-name="P10">Физические интерфейсы</text:p>
      <text:p text:style-name="P54">Желательно Modbus устройства реализовывать с интерфейсом <text:s/>EIA/TIA-485 (RS485). <text:span text:style-name="T12">Можно реализовать и четырехпроводковый RS-485, и RS-232. В виде разъема могут использоваться <text:s/>винтовые разъемы, RJ45 и DB9 разъем.</text:span></text:p>
      <text:p text:style-name="P55">Скорость 19200 бод по умолчанию, необходима поддержка 9600 и 19200 бод.</text:p>
      <text:p text:style-name="P55"/>
      <text:p text:style-name="P56">Про разъемы, подтяжки, заглушки, разъемы лучше читать спецификацию.</text:p>
      <text:p text:style-name="P56">Проводулины в Modbus должны быть <text:span text:style-name="T56">э</text:span>крани<text:span text:style-name="T56">р</text:span>ованными.</text:p>
      <text:p text:style-name="P57">Необходимо добавить светодиод, который будет мыргать во время передачи данных. (один в одну, один в другую, или один для обеих случаев), <text:span text:style-name="T13">опциональный светодиод внутреннего сбоя, мигающий при сбоях связи или конфигурации, светодиод индикации включенного устройства.</text:span></text:p>
      <text:p text:style-name="P57"/>
      <text:p text:style-name="P8">Инструкция для Modbus устройства</text:p>
      <text:p text:style-name="P22">Должна включать в себя:</text:p>
      <text:list xml:id="list3282882892577545561" text:style-name="L6">
        <text:list-item>
          <text:p text:style-name="P96">реализованные запросы</text:p>
        </text:list-item>
        <text:list-item>
          <text:p text:style-name="P96">режимы работы</text:p>
        </text:list-item>
        <text:list-item>
          <text:p text:style-name="P96">доступные регистры и поддерживаемые коды функций</text:p>
        </text:list-item>
        <text:list-item>
          <text:p text:style-name="P96">правила установки</text:p>
        </text:list-item>
        <text:list-item>
          <text:p text:style-name="P96">инфа о кабелях и портах</text:p>
        </text:list-item>
        <text:list-item>
          <text:p text:style-name="P96">и вот такое предупреждение:</text:p>
        </text:list-item>
      </text:list>
      <text:p text:style-name="P23">"It is of great importance to ensure at the time of the procedure of devices addressing, that there is not two devices with the same</text:p>
      <text:p text:style-name="P23">address. In such a case, an abnormal behavior of the whole serial bus can occur, the Master being then in the impossibility to communicate with all present slaves on the bus."</text:p>
      <text:list xml:id="list4714935739971206824" text:style-name="L7">
        <text:list-item>
          <text:p text:style-name="P117">Раздел «Быстрый старт» тоже желателен</text:p>
        </text:list-item>
      </text:list>
      <text:p text:style-name="P51"/>
      <text:p text:style-name="P85">Modbus TCP/IP</text:p>
      <text:p text:style-name="P1"/>
      <text:p text:style-name="P59">Используется клиент-серверная связь (сервер — slave, клиент - master)</text:p>
      <text:p text:style-name="P1">Существуют четыре типа сообщений:</text:p>
      <text:list xml:id="list7322501354393497874" text:style-name="L8">
        <text:list-item>
          <text:p text:style-name="P118">Modbus <text:span text:style-name="T21">Request (</text:span>запрос<text:span text:style-name="T21">)</text:span> — <text:span text:style-name="T20">отправляется клиентом для инициирования транзакции</text:span></text:p>
        </text:list-item>
        <text:list-item>
          <text:p text:style-name="P118">Modbus <text:span text:style-name="T21">Indication</text:span> <text:span text:style-name="T21">(индикация) — запрос, принятый на стороне сервера</text:span></text:p>
        </text:list-item>
        <text:list-item>
          <text:p text:style-name="P119">Modbus Response (ответ) — ответ, отправленный сервером</text:p>
        </text:list-item>
        <text:list-item>
          <text:p text:style-name="P119">Modbus Confirmation (подтверждение) — ответ, принятый <text:span text:style-name="T51">на</text:span> сторон<text:span text:style-name="T51">е</text:span> клиента</text:p>
        </text:list-item>
      </text:list>
      <text:p text:style-name="P60">В отличии от Modbus RTU в данном варианте <text:span text:style-name="T22">конечные устройства</text:span> могут обм<text:span text:style-name="T22">е</text:span>ниваться сообщениями друг с другом.</text:p>
      <text:p text:style-name="P60"/>
      <text:p text:style-name="P61">Сеть, работающая по данному протоколу может состоять как из клиентов/серверов, подключенных по Modbus TCP/IP, так и из клиентов/серверов, подключенных по Modbus serial line <text:span text:style-name="T23">в одной общей куче</text:span>.</text:p>
      <text:p text:style-name="P61"/>
      <text:p text:style-name="P62">Пакет Modbus RTU, как известно, состоит из </text:p>
      <text:list xml:id="list5400268141956499215" text:style-name="L9">
        <text:list-item>
          <text:p text:style-name="P120">адреса</text:p>
        </text:list-item>
        <text:list-item>
          <text:p text:style-name="P120">PDU (код функции, данные)</text:p>
        </text:list-item>
        <text:list-item>
          <text:p text:style-name="P120">контрольной суммы</text:p>
        </text:list-item>
      </text:list>
      <text:p text:style-name="P63"/>
      <text:p text:style-name="P64">Пакет Modbus TCP/IP состоит из</text:p>
      <text:list xml:id="list7154082611424524432" text:style-name="L10">
        <text:list-item>
          <text:p text:style-name="P121">MBAP заголовка (Modbus Application Protocol header)</text:p>
        </text:list-item>
        <text:list-item>
          <text:p text:style-name="P122">PDU (код функции, данные)</text:p>
        </text:list-item>
      </text:list>
      <text:p text:style-name="P67">MBAP состоит из:</text:p>
      <text:list xml:id="list5963770471677574023" text:style-name="L11">
        <text:list-item>
          <text:p text:style-name="P123">Идентификатор транзакции (2 байта) — идентифицирует транзакцию запрос/ответ Modbus <text:span text:style-name="T24">— задается клиентом, копируется сервером при ответе</text:span></text:p>
        </text:list-item>
        <text:list-item>
          <text:p text:style-name="P124">Идентификатор протокола (2 байта) — идентифицирует протокол Modbus, равен нулю — задается клиентом, копируется сервером при ответе</text:p>
        </text:list-item>
        <text:list-item>
          <text:p text:style-name="P124">Длина (2 байта) — количество байт в PDU — задается и клиентом и сервером</text:p>
        </text:list-item>
        <text:list-item>
          <text:p text:style-name="P124">Идентификатор устройства (1 байт) идентификатор запрашиваемого устройства (вместо адреса в Modbus RTU) <text:bookmark-start text:name="__DdeLink__262_518890855"/>— задается клиентом, копируется сервером<text:bookmark-end text:name="__DdeLink__262_518890855"/> при ответе</text:p>
        </text:list-item>
      </text:list>
      <text:p text:style-name="P68"/>
      <text:p text:style-name="P66">Существует бесконечно малая вероятность не заметить повреждение в запросе или ответе.</text:p>
      <text:p text:style-name="P68"/>
      <text:p text:style-name="P11">Уровень приложения</text:p>
      <text:p text:style-name="P69">Modbus <text:span text:style-name="T25">определяет четыре типа данных</text:span>:</text:p>
      <text:list xml:id="list7345003896974834294" text:style-name="L12">
        <text:list-item>
          <text:p text:style-name="P125">Дискретных входов (один бит, только чтение)</text:p>
        </text:list-item>
        <text:list-item>
          <text:p text:style-name="P125">Дискретных выходов (один бит, чтение и запись)</text:p>
        </text:list-item>
        <text:list-item>
          <text:p text:style-name="P125">Входных регистров (16 бит, только чтение)</text:p>
        </text:list-item>
        <text:list-item>
          <text:p text:style-name="P125">Регистры хранения (16 бит, чтение и запись)</text:p>
        </text:list-item>
      </text:list>
      <text:p text:style-name="P70">И четыре объекта:</text:p>
      <text:list xml:id="list2289699619799318558" text:style-name="L13">
        <text:list-item>
          <text:p text:style-name="P126">Modbus <text:span text:style-name="T26">Client</text:span> — осуществляет <text:span text:style-name="T27">контроль</text:span> обмен<text:span text:style-name="T27">а</text:span> информацией с удаленным устройством по запросу пользовательского приложения.</text:p>
        </text:list-item>
        <text:list-item>
          <text:p text:style-name="P126">Modbus Client interface — <text:span text:style-name="T26">предоставляет интерфейс для доступа пользовательского приложения к различным Modbus сервисам.</text:span></text:p>
        </text:list-item>
        <text:list-item>
          <text:p text:style-name="P127">Modbus Server — формирует ответ и отвечает на запросы сервера, эти устройства всегда ожидают запроса на 502 TCP порту.</text:p>
        </text:list-item>
        <text:list-item>
          <text:p text:style-name="P127">Modbus Backend Interface — интерфейс между сервером и пользовательским приложением.</text:p>
          <text:p text:style-name="P127"/>
        </text:list-item>
      </text:list>
      <text:p text:style-name="P12"><text:soft-page-break/>Уровень контроля TCP</text:p>
      <text:p text:style-name="P71">Связь между клиентом и сервером Modbus осуществляется с использованием Modbus TCP management Module. Возможны два варианта, либо управление TCP соединениями осуществляется непосредственно пользовательским приложением, либо с помощью отдельного Modbus TCP management module.</text:p>
      <text:p text:style-name="P71">По умолчанию для Modbus зарезервирован порт 502, но отдельные упоротые реализации могут использовать другой порт. Поэтому лучше предусмотреть возможность зада<text:span text:style-name="T29">вать</text:span> порт вручную, при этом 502 порт всегда должен прослушиваться для совместимости со стандартными устройствами. <text:s/></text:p>
      <text:p text:style-name="P72">Также по желанию может быть добавлен модуль контроля доступа для безопасности.</text:p>
      <text:p text:style-name="P12">Уровень TCP/IP</text:p>
      <text:p text:style-name="P27">Как правило для управления TCP соединениями <text:span text:style-name="T28">используется</text:span> BSD socket. </text:p>
      <text:p text:style-name="P71"/>
      <text:p text:style-name="P73">Также предусмотрен дополнительный контроль потока данных, основанный на контроле потока данных TCP. Расположен на уровне соединения и уровне приложения. </text:p>
      <text:p text:style-name="P68"/>
      <text:p text:style-name="P13">Управление соединениями TCP/IP</text:p>
      <text:p text:style-name="P74">Как уже говорилось ранее, можно либо склепать интерфейс в пользовательском приложении, позволяющий управлять ими, либо можно управлять ими автоматически ничего у пользователя не спрашивая.</text:p>
      <text:p text:style-name="P74"/>
      <text:p text:style-name="P74">Правила реализации:</text:p>
      <text:list xml:id="list535767992724935983" text:style-name="L14">
        <text:list-item>
          <text:p text:style-name="P128">Помимо реализации соединения в ручном режиме всегда нужно предусматривать автоматический режим</text:p>
        </text:list-item>
        <text:list-item>
          <text:p text:style-name="P128">Рекомендуется оставлять соединение открытым вместо того чтобы постоянно его открывать/закрывать</text:p>
        </text:list-item>
        <text:list-item>
          <text:p text:style-name="P128">Не рекомендуется делать более одного соединения с одним Modbus сервером (нахрен несколько я так и не понял)</text:p>
        </text:list-item>
        <text:list-item>
          <text:p text:style-name="P128">Одновременно могут быть осуществлены несколько транзакций (в отличии от Modbus RTU).</text:p>
        </text:list-item>
        <text:list-item>
          <text:p text:style-name="P128">В случае двусторонней связи между двумя Modbus устройствами важно открыть отдельные соединения для клиентского и серверного потока данных.</text:p>
        </text:list-item>
        <text:list-item>
          <text:p text:style-name="P129">Один пакет TCP может содержать только один Modbus ADU</text:p>
        </text:list-item>
      </text:list>
      <text:p text:style-name="P75"/>
      <text:p text:style-name="P76">С ручным алгоритмом и так все понятно.</text:p>
      <text:p text:style-name="P76">В случае с автоматическим управлением соединениями после первого принятого запроса удаленного клиента или пользовательского приложения устанавливается TCP соединение. При этом существует максимальное число соединений, при превышении которого перед установлени<text:span text:style-name="T57">ем</text:span> нового соединения закрывается наиболее неиспользуемое старое соединение. Также при <text:span text:style-name="T30">приеме запроса на установление соединения сервером, возможен отказ не авторизованным клиентам. </text:span></text:p>
      <text:p text:style-name="P65"/>
      <text:p text:style-name="P77">Для экономии ресурсов существуют два пула соединений</text:p>
      <text:list xml:id="list2720772158569381281" text:style-name="L15">
        <text:list-item>
          <text:p text:style-name="P130">Priority connection pool соединения, которые никогда не могут быть закрыта по локальной инициативе. Осуществляется это с помощью отметки определенного IP адреса, после этого все соединения, запрашиваемые данным адресом являются приоритетн<text:span text:style-name="T59">ы</text:span>ми, <text:span text:style-name="T31">нужно (но не необходимо)</text:span> также ограничить количество приоритетных соединений для одного устройства, чтобы оно всех их не сожрало в одиночку.</text:p>
        </text:list-item>
        <text:list-item>
          <text:p text:style-name="P130">Non-priority connection pool — не приоритетные соединения могут быть закрыты при превышении максимального количества соединений.</text:p>
        </text:list-item>
      </text:list>
      <text:p text:style-name="P78">Количество соединений в каждом пуле может задаваться пользователем, либо разработчиком <text:soft-page-break/>системы.</text:p>
      <text:p text:style-name="P79">Для доступа к данным удаленного сервера клиент открывает новое соединение на порту 502, при этом порт клиента должен быть &gt;1024 и разным для каждого клиентского соединения.</text:p>
      <text:p text:style-name="P79"><text:span text:style-name="T32">Для отправки </text:span>запроса нужному клиенту используется поиск нужного соединения по IP адресу. В случае <text:span text:style-name="T32">существования нескольких TCP соединений выбирается одно из них (по какому либо критерию, например последнее или первое. Как было сказано ранее, клиент может инициировать несколько транзакций, не дожидаясь завершения предыдущих.</text:span></text:p>
      <text:p text:style-name="P80">Когда обмен данными между клиентом и сервером закончен, клиент должен закрыть соединение, чтобы освободить его для других устройств.</text:p>
      <text:p text:style-name="P80"/>
      <text:p text:style-name="P82">Полезно рассмотреть <text:s/>ситуации с полуоткрытым соединением (когда соединение закрыто или отменено с одной стороны без оповещения другой. Предполагается что механизм TCP Keep Alive используется с обеих конечных точек. </text:p>
      <text:list xml:id="list2686912853346050595" text:style-name="L16">
        <text:list-item>
          <text:p text:style-name="P131">Если разъединен кабель со стороны сервера.</text:p>
          <text:list>
            <text:list-item>
              <text:p text:style-name="P131">Если никаких пакетов ранее не было отправлено — тогда разрыв соединения может оказаться незамеченным если время разрыва меньше времени Keep Alive таймера, либо TCP вернет ошибку уровню управления соединениями TCP/IP, и тот закроет соединение (если время разрыва больше Keep Alive таймера).</text:p>
            </text:list-item>
            <text:list-item>
              <text:p text:style-name="P132">Если сколько нибудь пакетов было отправлено ранее — активируются алгоритмы повторной отправки, в таком случае возможен сброс соединения на уровне TCP до переполнения Keep Alive таймера</text:p>
            </text:list-item>
          </text:list>
        </text:list-item>
        <text:list-item>
          <text:p text:style-name="P132">Если сервер упал и был перезагружен, тогда соединение открыто только со стороны клиента</text:p>
          <text:list>
            <text:list-item>
              <text:p text:style-name="P132">Если после перезагрузки не было отправлено никаких пакетов, тогда соединение будет открыто пока не переполнится Keep Alive таймер, после оно закроется.</text:p>
            </text:list-item>
            <text:list-item>
              <text:p text:style-name="P132">Если после перезагрузки будут отправлены пакеты — тогда сервер, получив данные от несуществующего соединения отправляет клиенту Reset для того чтобы тот закрыл соединение.</text:p>
            </text:list-item>
          </text:list>
        </text:list-item>
        <text:list-item>
          <text:p text:style-name="P132">После перезагрузки клиента соединение открыто только со стороны сервера</text:p>
          <text:list>
            <text:list-item>
              <text:p text:style-name="P132">Если не было отправлено пакетов, тогда аналогично, соединение открыто до переполнения таймера, после ошибка и отключение.</text:p>
            </text:list-item>
            <text:list-item>
              <text:p text:style-name="P132">Если клиент открывает новое соединение до того как Keep Alive таймер сервера переполнится</text:p>
              <text:list>
                <text:list-item>
                  <text:p text:style-name="P132">Тогда если параметры соединения будут такими же как и у предыдущего соединения (такие же порты и адреса), тогда <text:span text:style-name="T33">открытие нового соединения будет безуспешным и установится таймаут (равный 75 секундам во многих реализациях TCP/IP), в течении которого не будет происходить передача данных. Для избежания подобных ситуаций нужно предусмотреть такой алгоритм выбора порта клиента, чтобы он не совпадал с тем что был до перезагрузки.</text:span></text:p>
                </text:list-item>
                <text:list-item>
                  <text:p text:style-name="P133">Если параметры вновь открываемого соединения будут другими, тогда оно будет успешно открыто, и если уровень управления TCP соединениями не поддерживает нескольких соединений с одним клиентом, тогда он закроет старое соединение, если поддерживает, тогда старое соединение останется до переполнения Keep Alive таймера.</text:p>
                </text:list-item>
              </text:list>
            </text:list-item>
          </text:list>
        </text:list-item>
      </text:list>
      <text:p text:style-name="P81"/>
      <text:p text:style-name="P81"><text:s/><text:span text:style-name="T33">Также в системе может быть предусмотрен модуль контроля доступа, который будет сверять адрес каждого соединения со своим списком IP адресов, после чего он может либо запретить, либо авторизовать удаленное соединение с клиентом. Подразумевается что пользователем будет задаваться таблица адресов, а также все адреса вручную, и если будет запрашиваться соединение с отсутствующим в таблице устройством, то оно будет отклонено.</text:span></text:p>
      <text:p text:style-name="P79"><text:soft-page-break/></text:p>
      <text:p text:style-name="P14">Использование стека TCP/IP</text:p>
      <text:p text:style-name="P28">Подразумевается использование стека с интерфейсом BSD, у разных реализаций стека могут быть разные интерфейсы, так что атата.</text:p>
      <text:p text:style-name="P28">Сокет — это конечная точка связи, базовый блок. Передача данных осуществляется через сокеты. Сокеты создаются через вызов функции socket(), которая возвращает номер сокета, используемого для дальнейшего доступа к нему. Сокеты создаются без адесов и портов. Функция bind() привязывает номер порта к сокету, для <text:span text:style-name="T34">установки соединения клиентом с удаленным сервером</text:span> <text:span text:style-name="T34">используется функция connect(), перед этим нужно определить порт и IP адрес удаленного устройства. При этом сервер должен принять соединение вызвом функции accept(), для номера сокета, определенного с помощью вызова функции listen(). Создается новый сокет с такими же параметрами как и у клиента, этот сокет соединяется с клиентским сокетом и его номер возвращается серверу, начальный сокет по прежнему остается свободным для новых клиентских соединений. </text:span></text:p>
      <text:p text:style-name="P29">После установления соединения можно передавать данные через функции send() и recv().</text:p>
      <text:p text:style-name="P29">Функция select() <text:span text:style-name="T35">позволяет программисту проверить события на всех сокетах, функция shutdown() отключает возможность отправки и приема данных через определенный сокет, когда сокет уже не нужен, он сбрасывается через функцию close().</text:span></text:p>
      <text:p text:style-name="P29"/>
      <text:p text:style-name="P30">Параметры TCP/IP стека.</text:p>
      <text:p text:style-name="P31">Некоторые параметры нужно подкрутить под ограничения системы.</text:p>
      <text:p text:style-name="P31">Параметры соединения:</text:p>
      <text:list xml:id="list8235373321687421461" text:style-name="L17">
        <text:list-item>
          <text:p text:style-name="P97">SO-RCVBUF, SO-SNDBUF — <text:span text:style-name="T36">размеры буферов принимающего и передающего сокета, увеличение буфера приведет к увеличению производительности системы, но при этом сожрет память. Должна быть кратной максимальному размеру пакета — 300 байтам, можно поставить 900 (на три пакета).</text:span></text:p>
        </text:list-item>
        <text:list-item>
          <text:p text:style-name="P99">TCP-NODELAY — рекомендуется включить эту опцию, которая отключает алгоритм, собирающий несколько мелких пакетов в один (NAGLE). Для Modbus лучше чтобы каждый отдельный запрос или ответ шел отдельным пакетом, <text:span text:style-name="T37">а перегруженностью мелкими пакетами сети Modbus не страдают.</text:span></text:p>
        </text:list-item>
        <text:list-item>
          <text:p text:style-name="P100">SO-REUSEADDR — <text:span text:style-name="T38">позволяет обойти ограничение на повторное использование номера порта только что закрывшегося соединения в новом соединении. Рекомендуется включить на клиенте и на сервере.</text:span></text:p>
        </text:list-item>
        <text:list-item>
          <text:p text:style-name="P101">SO-KEEPALIVE — <text:span text:style-name="T39">тот самый Keep Alive таймер, который вырубает соединение при отсутствии пакетов в течении определенного времени. Рекомендуется включить на клиенте и на сервере. Но если выставить слишком маленькое значение таймера, тогда будут выключаться и создаваться вновь рабочие соединения, что будет съедать часть траффика.</text:span></text:p>
        </text:list-item>
      </text:list>
      <text:p text:style-name="P41">Параметры всего TCP стека:</text:p>
      <text:list xml:id="list5137899027794646939" text:style-name="L18">
        <text:list-item>
          <text:p text:style-name="P102"><text:span text:style-name="T42">Т</text:span>аймаут установки TCP соединения — <text:span text:style-name="T40">большинство BSD реализаций протокола имеют таймаут в 75 секунд, что очень долго, рекомендуется поменять на поменьше.</text:span></text:p>
        </text:list-item>
        <text:list-item>
          <text:p text:style-name="P103"><text:span text:style-name="T42">П</text:span>араметры Keep Alive — <text:span text:style-name="T41">время спячки соединения и количество запросов Keep Alive алгоритма после истечения времени спячки соединения, их можно поменять.</text:span></text:p>
        </text:list-item>
        <text:list-item>
          <text:p text:style-name="P104">Параметры таймаута и повторной передачи. <text:span text:style-name="T43">Можно регулировать максимальное количество повторных передач и интервал времени до отмены соединения (tcp_ip_abort_interval). А также можно выбрать алгоритм повторной отправки пакета.</text:span></text:p>
        </text:list-item>
      </text:list>
      <text:p text:style-name="P32">Параметры уровня IP</text:p>
      <text:list xml:id="list116921020147257850" text:style-name="L19">
        <text:list-item>
          <text:p text:style-name="P105">Локальный IP адрес — должен быть частью класса A, B или C, устанавливать обязательно</text:p>
        </text:list-item>
        <text:list-item>
          <text:p text:style-name="P105">Маска подсети — тут все понятно</text:p>
        </text:list-item>
        <text:list-item>
          <text:p text:style-name="P105">Шлюз по умолчанию — IP адрес шлюза по умолчанию, должен быть в той же <text:soft-page-break/>подсети, что и устройство. Значение 0.0.0.0 запрещено, если нет шлюза, то устанавливается или в 127.0.0.1 или локальный IP адрес.</text:p>
        </text:list-item>
      </text:list>
      <text:p text:style-name="P16">Уровень приложения</text:p>
      <text:p text:style-name="P15">Modbus клиент</text:p>
      <text:p text:style-name="P31">Он может обрабатывать три следующих события:</text:p>
      <text:list xml:id="list5099184104577536175" text:style-name="L20">
        <text:list-item>
          <text:p text:style-name="P98">запрос на отправку нового запроса по сети, инициирует формирование нового запроса и дальнейшую его отправку в сеть через TCP/<text:span text:style-name="T44">IP</text:span> <text:span text:style-name="T44">стек. В случае неудачи уровень TCP вернет ошибку приложению</text:span></text:p>
        </text:list-item>
        <text:list-item>
          <text:p text:style-name="P106">получение ответа через уровень TCP, в данном случае сервер анализирует ответ и отправляет подтверждение приложению</text:p>
        </text:list-item>
        <text:list-item>
          <text:p text:style-name="P106">Истечение таймаута по ожиданию ответа. <text:span text:style-name="T45">В таком случае либо отправляется очередная повторная попытка запроса, либо (в случае истечения максимального числа повторных попыток) уведомляет приложение о неудаче. Повторные попытки реализованы на уровне Modbus помимо тех что уже имеются в TCP/IP.</text:span></text:p>
        </text:list-item>
      </text:list>
      <text:p text:style-name="P33">Формирование Modbus запроса</text:p>
      <text:p text:style-name="P33">Состоит из следующих задач:</text:p>
      <text:list xml:id="list4287494483106273341" text:style-name="L21">
        <text:list-item>
          <text:p text:style-name="P107">подготовка необходимой информации, заставляет вспомнить необходимую инфу, чтобы связать предыдущий ответ с запросом и отправить подтверждение пользовательскому приложению</text:p>
        </text:list-item>
        <text:list-item>
          <text:p text:style-name="P107">Кодирование Modbus запроса (PDU + MBAP)</text:p>
        </text:list-item>
        <text:list-item>
          <text:p text:style-name="P108">Отправка сформированного запроса уровню TCP</text:p>
        </text:list-item>
      </text:list>
      <text:p text:style-name="P34">Немного о полях пакета:</text:p>
      <text:list xml:id="list4277569277251915264" text:style-name="L22">
        <text:list-item>
          <text:p text:style-name="P109">Идентификатор транзакции — позволяет соотнести запрос с ответом (так как запросов в одно и то же время может быть отправлено несколько). Идентификатор должен быть уникальным, он может быть и тупо номером, который инкрементируется при каждой транзакции, а может быть и хитрым указателем на память. Количество запросов, отправленных одновременно зависит от ресурсов системы (объемов буферов), и определяется параметром <text:span text:style-name="T46">NumberMaxOfClientTransaction, который можно выставлять от 1 до 16.</text:span></text:p>
        </text:list-item>
        <text:list-item>
          <text:p text:style-name="P109">Идентификатор устройства — используется для адресации устройства, <text:span text:style-name="T47">подключенного по serial line</text:span> через шлюз, <text:span text:style-name="T47">в таком случае IP адрес — это адрес шлюза, а идентификатор устройства позволяет адресовать нужный сервер, подключенный по последовательному интерфейсу. Если сервер подключен по TCP/IP, идентификатор устройства бесполезен, вместо него нужно пихать 0xff, как не значащее значение адреса, оно будет безопасно в случае случайной отправки такого пакета шлюзу. </text:span></text:p>
        </text:list-item>
      </text:list>
      <text:p text:style-name="P35">Прием подтверждения:</text:p>
      <text:p text:style-name="P36">После приема ответа происходит поиск принятого идентификатора транзакции в запросах отправленных ранее. Если запрос с таким идентификатором найден, тогда ответ обрабатывается и отправляется пользовательскому приложению, иначе ответ отбрасывается.</text:p>
      <text:p text:style-name="P36">Парсинг ответа состоит из проверки MBAP и PDU:</text:p>
      <text:list xml:id="list1582996981120129432" text:style-name="L23">
        <text:list-item>
          <text:p text:style-name="P110">MBAP — сначала проверяется идентификатор протокола, если он равен 0, тогда по полю размера пакета выделяется PDU, а также определяется адрес сервера (либо идентификатор устройства, если оно подключено через шлюз по последовательному интерфейсу, либо IP адрес опрашиваемого устройства)</text:p>
        </text:list-item>
        <text:list-item>
          <text:p text:style-name="P110">Далее проверяется код функции.</text:p>
          <text:list>
            <text:list-item>
              <text:p text:style-name="P110">Если он совпадает с тем что был в запросе, пользовательскому приложению передается позитивное подтверждение.</text:p>
            </text:list-item>
            <text:list-item>
              <text:p text:style-name="P111">Если принятый код — код исключения (код функции + 0x80), тогда <text:span text:style-name="T48">пользовательскому приложению передается позитивное подтверждение.</text:span></text:p>
            </text:list-item>
            <text:list-item>
              <text:p text:style-name="P111">Если принятый код не совпадает ни с кодом устройства, ни с кодом исключения, тогда <text:span text:style-name="T48">пользовательскому приложению передается </text:span>негативное<text:span text:style-name="T48"> подтверждение.</text:span></text:p>
            </text:list-item>
          </text:list>
        </text:list-item>
      </text:list>
      <text:p text:style-name="P37"><text:soft-page-break/>Определение таймаута — нет каких либо спецификаций, определяющих таймаут. <text:span text:style-name="T49">Так как его значение зависит от транспортных задержек сети, а они в разных сетях очень сильно различаются (на порядки). Как правило, приложения не критичные по отношению к времени используют значения таймаута равное значением TCP по умолчанию (несколько секунд на многих платформах).</text:span></text:p>
      <text:p text:style-name="P37"/>
      <text:p text:style-name="P17">Modbus <text:span text:style-name="T50">сервер</text:span></text:p>
      <text:p text:style-name="P38">Modbus сервер обязан проанализировать запрос, произвести запрашиваемые действия, и отправить ответ.</text:p>
      <text:p text:style-name="P39">Службы, обрабатываемые сервером бывают разные:</text:p>
      <text:list xml:id="list4984978970392375664" text:style-name="L24">
        <text:list-item>
          <text:p text:style-name="P112">Некоторые из них могут обрабатываться непосредственно сервером без вмешательства пользовательского интерфейса</text:p>
        </text:list-item>
        <text:list-item>
          <text:p text:style-name="P112">Некоторые требуют явного взаимодействия с пользовательским приложением для обработки</text:p>
        </text:list-item>
        <text:list-item>
          <text:p text:style-name="P112">Некоторые требуют вмешательства специального интерфейса (Back End Service).</text:p>
        </text:list-item>
      </text:list>
      <text:p text:style-name="P39">Сервер может обрабатывать одновременно несколько запросов, их количество зависит от ресурсов сервера и задается параметром "NumberMaxOfSeverTransaction" — от 1 до 16.</text:p>
      <text:p text:style-name="P40">Перед обработкой запроса проверяется идентификатор протокола, если он не равен 0, запрос отбрасывается. Далее, если количество обрабатываемых запросов превышает максимальное — отправляется исключение (сервер занят). Иначе сервер запоминает необхо<text:span text:style-name="T58">д</text:span>имую информацию — </text:p>
      <text:list xml:id="list7338869165351403549" text:style-name="L25">
        <text:list-item>
          <text:p text:style-name="P134"><text:span text:style-name="T15">идентификатор TCP </text:span><text:span text:style-name="T16">соединения (получается от TCP <text:s/>уровня)</text:span></text:p>
        </text:list-item>
        <text:list-item>
          <text:p text:style-name="P113">идентификатор транзакции (берется из заголовка)</text:p>
        </text:list-item>
        <text:list-item>
          <text:p text:style-name="P113">идентификатор устройства (берется из заголовка)</text:p>
        </text:list-item>
      </text:list>
      <text:p text:style-name="P42">Далее выделяется PDU и проверяется код запроса:</text:p>
      <text:list xml:id="list5056939589721201501" text:style-name="L26">
        <text:list-item>
          <text:p text:style-name="P114">если запрос обработать невозможно, формируется исключение</text:p>
        </text:list-item>
        <text:list-item>
          <text:p text:style-name="P114">если запрос принят, сервер приступает к его обработке</text:p>
        </text:list-item>
      </text:list>
      <text:p text:style-name="P43">Обработка запроса бывает разной</text:p>
      <text:list xml:id="list1751176977654196534" text:style-name="L27">
        <text:list-item>
          <text:p text:style-name="P115">В простых однопоточных системах <text:s/>запрос обрабатывается локально без всяких там интерфейсов</text:p>
        </text:list-item>
        <text:list-item>
          <text:p text:style-name="P115">В сложных многопоточных системах где пользовательское приложение и TCP/IP это две отдельные самостоятельные сущности, обработка запроса осуществляется отдельным интерфейсом (Back End Interface) — шатал я в этой хитромудрой фигне разбираться.</text:p>
        </text:list-item>
      </text:list>
      <text:p text:style-name="P83"><text:span text:style-name="T14"><text:s/></text:span><text:span text:style-name="T17">Далее после обработки запроса формируется ответ. Туда копируются идентификатор устройства и идентификатор транзакции, сохраненные из запроса ранее, </text:span><text:span text:style-name="T18">а </text:span><text:span text:style-name="T17">также </text:span><text:span text:style-name="T18">вычисляется </text:span><text:span text:style-name="T17">длина пакета </text:span><text:span text:style-name="T19">(длина PDU + 1 байт — идентификатор устройства)</text:span><text:span text:style-name="T18">. Ответы бывают дух типов:</text:span></text:p>
      <text:list xml:id="list1079424549759335509" text:style-name="L28">
        <text:list-item>
          <text:p text:style-name="P116">Исключение — в таком случае код функции равен коду функции в запросе + 0x80, а также в поле данных размещается код ошибки.</text:p>
        </text:list-item>
        <text:list-item>
          <text:p text:style-name="P116">Позитивный ответ — в данном случае код функции равен коду функции в запросе, в поле данных содержится ответ на запрос.</text:p>
        </text:list-item>
      </text:list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ихаил  </meta:initial-creator>
    <meta:creation-date>2015-05-26T14:21:44.930955986</meta:creation-date>
    <dc:date>2016-05-05T00:01:23.467632982</dc:date>
    <meta:editing-duration>P5DT23H9M13S</meta:editing-duration>
    <meta:editing-cycles>183</meta:editing-cycles>
    <meta:generator>LibreOffice/4.2.8.2$Linux_X86_64 LibreOffice_project/420m0$Build-2</meta:generator>
    <dc:creator>Михаил  Батон</dc:creator>
    <meta:document-statistic meta:table-count="0" meta:image-count="0" meta:object-count="0" meta:page-count="9" meta:paragraph-count="197" meta:word-count="3173" meta:character-count="23094" meta:non-whitespace-character-count="20140"/>
  </office:meta>
</office:document-meta>
</file>